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style:font-size-asian="9.60000038146973pt" style:font-size-complex="11pt"/>
    </style:style>
    <style:style style:name="P5" style:family="paragraph" style:parent-style-name="Standard">
      <style:paragraph-properties fo:margin-left="0.4217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6" style:family="paragraph" style:parent-style-name="Standard">
      <style:paragraph-properties fo:margin-left="0.4681in" fo:margin-right="0in" fo:text-align="center" style:justify-single-word="false" fo:text-indent="0in" style:auto-text-indent="false"/>
      <style:text-properties fo:font-size="40pt" style:text-underline-style="solid" style:text-underline-width="auto" style:text-underline-color="font-color" style:font-size-asian="40pt" style:font-size-complex="40pt"/>
    </style:style>
    <style:style style:name="P7" style:family="paragraph" style:parent-style-name="Standard">
      <style:paragraph-properties fo:margin-left="0.0354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8" style:family="paragraph" style:parent-style-name="Standard">
      <style:paragraph-properties fo:margin-left="0.0354in" fo:margin-right="0in" fo:text-align="start" style:justify-single-word="false" fo:text-indent="0in" style:auto-text-indent="false"/>
      <style:text-properties fo:font-size="11pt" style:text-underline-style="none" style:font-size-asian="9.60000038146973pt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font-size-asian="9.60000038146973pt" style:font-size-complex="11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1pt" style:text-underline-style="none" style:font-size-asian="9.60000038146973pt" style:font-size-complex="11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none" style:font-size-asian="12pt" style:font-name-complex="Times New Roman1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9362in"/>
        </style:tab-stops>
      </style:paragraph-properties>
      <style:text-properties style:font-name="Times New Roman" fo:font-size="12pt" style:text-underline-style="none" style:font-size-asian="12pt" style:font-name-complex="Times New Roman1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none" style:font-size-asian="10.5pt" style:font-name-complex="Times New Roman1" style:font-size-complex="12pt"/>
    </style:style>
    <style:style style:name="P15" style:family="paragraph" style:parent-style-name="Standard">
      <style:paragraph-properties fo:margin-left="-0.4098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16" style:family="paragraph" style:parent-style-name="Standard">
      <style:paragraph-properties fo:margin-left="-0.4098in" fo:margin-right="0in" fo:text-align="start" style:justify-single-word="false" fo:text-indent="0in" style:auto-text-indent="false"/>
      <style:text-properties style:font-name="Times New Roman" fo:font-size="12pt" style:text-underline-style="none" style:font-size-asian="12pt" style:font-name-complex="Times New Roman1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19" style:family="paragraph" style:parent-style-name="Standard" style:list-style-name="L7">
      <style:paragraph-properties fo:text-align="start" style:justify-single-word="false"/>
      <style:text-properties fo:font-size="12pt" style:text-underline-style="none" style:font-size-asian="10.5pt" style:font-size-complex="12pt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22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23" style:family="paragraph" style:parent-style-name="Standard" style:list-style-name="L4">
      <style:paragraph-properties fo:margin-left="0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24" style:family="paragraph" style:parent-style-name="Standard" style:list-style-name="L6">
      <style:paragraph-properties fo:margin-left="0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25" style:family="paragraph" style:parent-style-name="Standard" style:list-style-name="L3">
      <style:paragraph-properties fo:margin-left="0in" fo:margin-right="0in" fo:text-align="start" style:justify-single-word="false" fo:text-indent="0in" style:auto-text-indent="false"/>
      <style:text-properties fo:font-size="11pt" style:text-underline-style="none" style:font-size-asian="9.60000038146973pt" style:font-size-complex="11pt"/>
    </style:style>
    <style:style style:name="P26" style:family="paragraph" style:parent-style-name="Standard" style:list-style-name="L5">
      <style:paragraph-properties fo:margin-left="0in" fo:margin-right="0in" fo:text-align="start" style:justify-single-word="false" fo:text-indent="0in" style:auto-text-indent="false"/>
      <style:text-properties fo:font-size="11pt" style:text-underline-style="none" style:font-size-asian="9.60000038146973pt" style:font-size-complex="11pt"/>
    </style:style>
    <style:style style:name="P27" style:family="paragraph" style:parent-style-name="Standard" style:list-style-name="L2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none" style:font-size-asian="12pt" style:font-name-complex="Times New Roman1" style:font-size-complex="12pt"/>
    </style:style>
    <style:style style:name="P28" style:family="paragraph" style:parent-style-name="Standard" style:list-style-name="L8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none" style:font-size-asian="12pt" style:font-name-complex="Times New Roman1" style:font-size-complex="12pt"/>
    </style:style>
    <style:style style:name="P29" style:family="paragraph" style:parent-style-name="Standard" style:list-style-name="L9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none" style:font-size-asian="12pt" style:font-name-complex="Times New Roman1" style:font-size-complex="12pt"/>
    </style:style>
    <style:style style:name="P30" style:family="paragraph" style:parent-style-name="Standard" style:list-style-name="L11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none" style:font-size-asian="12pt" style:font-name-complex="Times New Roman1" style:font-size-complex="12pt"/>
    </style:style>
    <style:style style:name="P31" style:family="paragraph" style:parent-style-name="Standard" style:list-style-name="L11">
      <style:paragraph-properties fo:margin-left="0in" fo:margin-right="0in" fo:text-align="start" style:justify-single-word="false" fo:text-indent="0in" style:auto-text-indent="false">
        <style:tab-stops>
          <style:tab-stop style:position="0.9362in"/>
        </style:tab-stops>
      </style:paragraph-properties>
      <style:text-properties style:font-name="Times New Roman" fo:font-size="12pt" style:text-underline-style="none" style:font-size-asian="12pt" style:font-name-complex="Times New Roman1" style:font-size-complex="12pt"/>
    </style:style>
    <style:style style:name="P32" style:family="paragraph" style:parent-style-name="Standard" style:list-style-name="L12">
      <style:paragraph-properties fo:margin-left="0in" fo:margin-right="0in" fo:text-align="start" style:justify-single-word="false" fo:text-indent="0in" style:auto-text-indent="false">
        <style:tab-stops>
          <style:tab-stop style:position="0.9362in"/>
        </style:tab-stops>
      </style:paragraph-properties>
      <style:text-properties style:font-name="Times New Roman" fo:font-size="12pt" style:text-underline-style="none" style:font-size-asian="12pt" style:font-name-complex="Times New Roman1" style:font-size-complex="12pt"/>
    </style:style>
    <style:style style:name="P33" style:family="paragraph" style:parent-style-name="Standard" style:list-style-name="L12">
      <style:paragraph-properties fo:margin-left="0in" fo:margin-right="0in" fo:text-align="justify" style:justify-single-word="false" fo:text-indent="0in" style:auto-text-indent="false">
        <style:tab-stops>
          <style:tab-stop style:position="0.9362in"/>
        </style:tab-stops>
      </style:paragraph-properties>
      <style:text-properties style:font-name="Times New Roman" fo:font-size="12pt" style:text-underline-style="none" style:font-size-asian="12pt" style:font-name-complex="Times New Roman1" style:font-size-complex="12pt"/>
    </style:style>
    <style:style style:name="P34" style:family="paragraph" style:parent-style-name="Standard" style:list-style-name="L10">
      <style:paragraph-properties fo:margin-left="0in" fo:margin-right="0in" fo:text-align="start" style:justify-single-word="false" fo:text-indent="0in" style:auto-text-indent="false"/>
    </style:style>
    <style:style style:name="P35" style:family="paragraph" style:parent-style-name="Standard" style:list-style-name="L11">
      <style:paragraph-properties fo:margin-left="0in" fo:margin-right="0in" fo:text-align="start" style:justify-single-word="false" fo:text-indent="0in" style:auto-text-indent="false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style:font-size-asian="12.25pt" style:font-size-complex="14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text-underline-style="none" style:font-size-asian="14pt" style:font-size-complex="14pt"/>
    </style:style>
    <style:style style:name="P38" style:family="paragraph" style:parent-style-name="Standard" style:list-style-name="L2">
      <style:paragraph-properties fo:margin-left="0.5in" fo:margin-right="0in" fo:text-align="start" style:justify-single-word="false" fo:text-indent="-0.2575in" style:auto-text-indent="false">
        <style:tab-stops/>
      </style:paragraph-properties>
      <style:text-properties fo:font-size="12pt" style:text-underline-style="none" style:font-size-asian="10.5pt" style:font-size-complex="12pt"/>
    </style:style>
    <style:style style:name="P39" style:family="paragraph" style:parent-style-name="Standard" style:list-style-name="L2">
      <style:paragraph-properties fo:margin-left="0.222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P40" style:family="paragraph" style:parent-style-name="Standard" style:list-style-name="L2">
      <style:paragraph-properties fo:margin-left="0.152in" fo:margin-right="0in" fo:text-align="start" style:justify-single-word="false" fo:text-indent="0in" style:auto-text-indent="false"/>
      <style:text-properties fo:font-size="12pt" style:text-underline-style="none" style:font-size-asian="10.5pt" style:font-size-complex="12pt"/>
    </style:style>
    <style:style style:name="T1" style:family="text">
      <style:text-properties fo:font-size="12pt" style:text-underline-style="none" style:font-size-asian="10.5pt" style:font-size-complex="12pt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style:text-underline-style="none" style:font-size-asian="9.60000038146973pt" style:font-size-complex="11pt"/>
    </style:style>
    <style:style style:name="T4" style:family="text">
      <style:text-properties style:font-size-asian="12pt"/>
    </style:style>
    <style:style style:name="T5" style:family="text">
      <style:text-properties style:font-name="Times New Roman" fo:font-size="12pt" style:text-underline-style="none" style:font-size-asian="12pt" style:font-name-complex="Times New Roman1" style:font-size-complex="12pt"/>
    </style:style>
    <style:style style:name="T6" style:family="text">
      <style:text-properties style:font-name="Times New Roman" style:font-size-asian="12pt" style:font-name-complex="Times New Roman1"/>
    </style:style>
    <style:style style:name="T7" style:family="text">
      <style:text-properties style:font-name="Times New Roman" fo:font-size="10pt" style:text-underline-style="none" style:font-size-asian="8.75pt" style:font-name-complex="Times New Roman1" style:font-size-complex="10pt"/>
    </style:style>
    <style:style style:name="T8" style:family="text">
      <style:text-properties style:font-name="Times New Roman" fo:font-size="11pt" style:font-size-asian="9.60000038146973pt" style:font-name-complex="Times New Roman1" style:font-size-complex="11pt"/>
    </style:style>
    <style:style style:name="T9" style:family="text">
      <style:text-properties style:text-underline-style="none"/>
    </style:style>
    <style:style style:name="T10" style:family="text">
      <style:text-properties fo:font-size="14pt" style:font-size-asian="12.25pt" style:font-size-complex="14pt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ABSHEET 2</text:p>
      <text:p text:style-name="P2"/>
      <text:p text:style-name="P2"/>
      <text:p text:style-name="P3">1.a)</text:p>
      <text:p text:style-name="P3"><text:s text:c="10"/>PROBLEM: To find the largest integer and its position in an integer array using linear search method.</text:p>
      <text:p text:style-name="P3"/>
      <text:p text:style-name="P5"><text:s/>ALGORITHM:</text:p>
      <text:list xml:id="list13604424511" text:style-name="L1">
        <text:list-item>
          <text:p text:style-name="P17">Start</text:p>
        </text:list-item>
        <text:list-item>
          <text:p text:style-name="P17">Enter the elements of the array and size n.</text:p>
        </text:list-item>
        <text:list-item>
          <text:p text:style-name="P17">initialise key=ar[0].</text:p>
        </text:list-item>
        <text:list-item>
          <text:p text:style-name="P17">Initialise the index i=1,and position <text:s/>l=0.</text:p>
        </text:list-item>
        <text:list-item>
          <text:p text:style-name="P17">Repeat till i=n.</text:p>
        </text:list-item>
        <text:list-item>
          <text:p text:style-name="P17">If( A[i]&gt;key), key=ar[i], l=i;.</text:p>
        </text:list-item>
        <text:list-item>
          <text:p text:style-name="P17">i=i+1; goto v.</text:p>
        </text:list-item>
        <text:list-item>
          <text:p text:style-name="P17">output key and l.</text:p>
          <text:p text:style-name="P17"/>
        </text:list-item>
        <text:list-item>
          <text:p text:style-name="P17">Stop.</text:p>
        </text:list-item>
      </text:list>
      <text:p text:style-name="P3"/>
      <text:p text:style-name="P3"><text:s text:c="13"/></text:p>
      <text:p text:style-name="P3"><text:s text:c="11"/>CODE:</text:p>
      <text:p text:style-name="P3"/>
      <text:p text:style-name="P3">#include&lt;iostream&gt;</text:p>
      <text:p text:style-name="P3">using namespace std;</text:p>
      <text:p text:style-name="P3"/>
      <text:p text:style-name="P3">main()</text:p>
      <text:p text:style-name="P3">{</text:p>
      <text:p text:style-name="P3"><text:s text:c="4"/>int n,key,l;</text:p>
      <text:p text:style-name="P3"/>
      <text:p text:style-name="P3"><text:s text:c="4"/>cout&lt;&lt;"enter the array size:";</text:p>
      <text:p text:style-name="P3"><text:s text:c="4"/>cin&gt;&gt;n;</text:p>
      <text:p text:style-name="P3"/>
      <text:p text:style-name="P3"><text:s text:c="4"/>int ar[n];</text:p>
      <text:p text:style-name="P3"/>
      <text:p text:style-name="P3"><text:s text:c="4"/>cout&lt;&lt;"\n enter the array elements:";</text:p>
      <text:p text:style-name="P3"/>
      <text:p text:style-name="P3">key=ar[0];</text:p>
      <text:p text:style-name="P3"/>
      <text:p text:style-name="P3"><text:s text:c="6"/>for(int i=1;i&lt;n;i++)</text:p>
      <text:p text:style-name="P3"><text:s text:c="8"/>{</text:p>
      <text:p text:style-name="P3"><text:s text:c="10"/>cin&gt;&gt;ar[i];</text:p>
      <text:p text:style-name="P3"><text:s text:c="8"/>}</text:p>
      <text:p text:style-name="P3"/>
      <text:p text:style-name="P3"><text:s text:c="4"/>for(int i=0;i&lt;n;i++)</text:p>
      <text:p text:style-name="P3"><text:s text:c="4"/>{</text:p>
      <text:p text:style-name="P3"><text:s text:c="8"/>if(ar[i]&gt;key)</text:p>
      <text:p text:style-name="P3"><text:soft-page-break/><text:s text:c="8"/>{</text:p>
      <text:p text:style-name="P3"><text:s text:c="12"/>key=ar[i];</text:p>
      <text:p text:style-name="P3"><text:s text:c="12"/>l=i;</text:p>
      <text:p text:style-name="P3"><text:s text:c="8"/>}</text:p>
      <text:p text:style-name="P3"/>
      <text:p text:style-name="P3"><text:s text:c="4"/>}</text:p>
      <text:p text:style-name="P3"/>
      <text:p text:style-name="P3"><text:s text:c="8"/>cout&lt;&lt;"\n the largest element "&lt;&lt;key&lt;&lt;"is found at"&lt;&lt;l+1&lt;&lt;" position. \n";</text:p>
      <text:p text:style-name="P3"/>
      <text:p text:style-name="P3"/>
      <text:p text:style-name="P3"/>
      <text:p text:style-name="P3"><text:s text:c="4"/>return 0;</text:p>
      <text:p text:style-name="P3"><text:s text:c="4"/>}</text:p>
      <text:p text:style-name="P3"/>
      <text:p text:style-name="P3"><text:s/>TESTING:</text:p>
      <text:p text:style-name="P3"/>
      <text:p text:style-name="P4"><text:s text:c="2"/>1)</text:p>
      <text:p text:style-name="P1"><text:span text:style-name="T3"><text:s text:c="4"/>INPUT SET:</text:span><text:span text:style-name="T1"> <text:s/></text:span></text:p>
      <text:p text:style-name="P3"><text:s text:c="3"/></text:p>
      <text:p text:style-name="P3"><text:s text:c="7"/>enter the array size:5</text:p>
      <text:p text:style-name="P3"><text:s text:c="7"/>enter the array elements: 1,2,3,4,5</text:p>
      <text:p text:style-name="P3"><text:s text:c="7"/></text:p>
      <text:p text:style-name="P3"/>
      <text:p text:style-name="P1"><text:span text:style-name="T1"><text:s text:c="4"/></text:span><text:span text:style-name="T3">OUTPUT:</text:span></text:p>
      <text:p text:style-name="P4"/>
      <text:p text:style-name="P1"><text:span text:style-name="T3"><text:s text:c="10"/></text:span><text:span text:style-name="T1">the largest element 5 <text:s/>is found at 5 position.</text:span></text:p>
      <text:p text:style-name="P3"/>
      <text:p text:style-name="P3"><text:s text:c="2"/></text:p>
      <text:p text:style-name="P7">1.b)</text:p>
      <text:p text:style-name="P7"/>
      <text:p text:style-name="P7"><text:s text:c="8"/>PROBLEM: To find the <text:s/>smallest and its position in an integer array using linear search method.</text:p>
      <text:p text:style-name="P5"/>
      <text:list xml:id="list908162414" text:style-name="L2">
        <text:list-header>
          <text:p text:style-name="P22"><text:s text:c="10"/>ALGORITHM:</text:p>
        </text:list-header>
        <text:list-item>
          <text:p text:style-name="P18">Start</text:p>
        </text:list-item>
        <text:list-item>
          <text:p text:style-name="P18">Enter the elements of the array and size n.</text:p>
        </text:list-item>
        <text:list-item>
          <text:p text:style-name="P18">initialise key=ar[0].</text:p>
        </text:list-item>
        <text:list-item>
          <text:p text:style-name="P18">Initialise the index i=1,and position <text:s/>l=0.</text:p>
        </text:list-item>
        <text:list-item>
          <text:p text:style-name="P18">Repeat till i=n.</text:p>
        </text:list-item>
        <text:list-item>
          <text:p text:style-name="P18">If( A[i]&gt;key), key=ar[i], l=i;.</text:p>
        </text:list-item>
        <text:list-item>
          <text:p text:style-name="P18">i=i+1; goto v.</text:p>
        </text:list-item>
        <text:list-item>
          <text:p text:style-name="P38">output key and l.</text:p>
        </text:list-item>
        <text:list-item>
          <text:p text:style-name="P18"/>
        </text:list-item>
        <text:list-item>
          <text:p text:style-name="P39">Stop.</text:p>
        </text:list-item>
      </text:list>
      <text:p text:style-name="P9"/>
      <text:p text:style-name="P7"><text:s text:c="3"/>CODE:</text:p>
      <text:p text:style-name="P7"/>
      <text:p text:style-name="P7">#include&lt;iostream&gt;</text:p>
      <text:p text:style-name="P7">using namespace std;</text:p>
      <text:p text:style-name="P7"><text:soft-page-break/></text:p>
      <text:p text:style-name="P7">main()</text:p>
      <text:p text:style-name="P7">{</text:p>
      <text:p text:style-name="P7"><text:s text:c="4"/>int n,key,s=0;</text:p>
      <text:p text:style-name="P7"/>
      <text:p text:style-name="P7"><text:s text:c="4"/>cout&lt;&lt;"enter the array size:";</text:p>
      <text:p text:style-name="P7"><text:s text:c="4"/>cin&gt;&gt;n;</text:p>
      <text:p text:style-name="P7"/>
      <text:p text:style-name="P7"><text:s text:c="4"/>int ar[n];</text:p>
      <text:p text:style-name="P7"/>
      <text:p text:style-name="P7"><text:s text:c="4"/>cout&lt;&lt;"\n enter the array elements:";</text:p>
      <text:p text:style-name="P7"><text:s text:c="6"/>for(int i=0;i&lt;n;i++)</text:p>
      <text:p text:style-name="P7"><text:s text:c="8"/>{</text:p>
      <text:p text:style-name="P7"><text:s text:c="10"/>cin&gt;&gt;ar[i];</text:p>
      <text:p text:style-name="P7"><text:s text:c="8"/>}</text:p>
      <text:p text:style-name="P7"/>
      <text:p text:style-name="P7"><text:s text:c="4"/>key=ar[0];</text:p>
      <text:p text:style-name="P7"/>
      <text:p text:style-name="P7"><text:s text:c="4"/>for(int i=1;i&lt;n;i++)</text:p>
      <text:p text:style-name="P7"><text:s text:c="4"/>{</text:p>
      <text:p text:style-name="P7"><text:s text:c="8"/>if(ar[i]&lt;key)</text:p>
      <text:p text:style-name="P7"><text:s text:c="8"/>{</text:p>
      <text:p text:style-name="P7"><text:s text:c="12"/>key=ar[i];</text:p>
      <text:p text:style-name="P7"><text:s text:c="12"/>s=i;</text:p>
      <text:p text:style-name="P7"><text:s text:c="8"/>}</text:p>
      <text:p text:style-name="P7"/>
      <text:p text:style-name="P7"><text:s text:c="4"/>}</text:p>
      <text:p text:style-name="P7"/>
      <text:p text:style-name="P7"><text:s text:c="8"/>cout&lt;&lt;"\n the smallest element "&lt;&lt;key&lt;&lt;"is found at "&lt;&lt;s+1&lt;&lt;" position. \n";</text:p>
      <text:p text:style-name="P7"/>
      <text:p text:style-name="P7"/>
      <text:p text:style-name="P7"/>
      <text:p text:style-name="P7"><text:s text:c="4"/>return 0;</text:p>
      <text:p text:style-name="P7"><text:s text:c="4"/>}</text:p>
      <text:p text:style-name="P7"/>
      <text:p text:style-name="P7">TESTING:</text:p>
      <text:p text:style-name="P7"/>
      <text:p text:style-name="P7"><text:s/><text:span text:style-name="T2">INPUT:</text:span></text:p>
      <text:p text:style-name="P8">1)</text:p>
      <text:p text:style-name="P8"><text:s text:c="2"/>enter the array size:5</text:p>
      <text:list xml:id="list52638995" text:style-name="L3">
        <text:list-header>
          <text:p text:style-name="P25"><text:s text:c="3"/>enter the array elements:2,3,1,0,5</text:p>
        </text:list-header>
      </text:list>
      <text:p text:style-name="P11"><text:s text:c="3"/></text:p>
      <text:p text:style-name="P11"><text:s text:c="3"/>OUTPUT:</text:p>
      <text:p text:style-name="P11"><text:s text:c="7"/>the smallest element 0 is found at 4 position.</text:p>
      <text:p text:style-name="P11"/>
      <text:p text:style-name="P11">1.c)</text:p>
      <text:p text:style-name="P11"/>
      <text:p text:style-name="P9"><text:span text:style-name="T2"><text:s text:c="4"/></text:span><text:span text:style-name="T4"><text:s/>PROBLEM: To find </text:span><text:span text:style-name="T6">the character with highest ASCII value and its position, in a character array using linear search.</text:span></text:p>
      <text:p text:style-name="P12"><text:soft-page-break/></text:p>
      <text:list xml:id="list725388833" text:continue-list="list908162414" text:style-name="L2">
        <text:list-header>
          <text:p text:style-name="P22"><text:s text:c="10"/>ALGORITHM:</text:p>
        </text:list-header>
        <text:list-item text:start-value="1">
          <text:p text:style-name="P18"><text:s/>Start</text:p>
        </text:list-item>
        <text:list-item>
          <text:p text:style-name="P18"><text:s/>Enter the elements of the character array and size n.</text:p>
        </text:list-item>
        <text:list-item>
          <text:p text:style-name="P18">initialise integer <text:s/>key=ar[0] .</text:p>
        </text:list-item>
        <text:list-item>
          <text:p text:style-name="P18">Initialise the index i=1,and position <text:s/>l=0.</text:p>
        </text:list-item>
        <text:list-item>
          <text:p text:style-name="P18">Repeat till i=n.</text:p>
        </text:list-item>
        <text:list-item>
          <text:p text:style-name="P18">If( A[i]&gt;key), key=ar[i], l=i;.</text:p>
        </text:list-item>
        <text:list-item>
          <text:p text:style-name="P18">i=i+1; goto v.</text:p>
        </text:list-item>
        <text:list-item>
          <text:p text:style-name="P38">output key and l.</text:p>
        </text:list-item>
        <text:list-item>
          <text:p text:style-name="P18"/>
        </text:list-item>
        <text:list-item>
          <text:p text:style-name="P39">Stop.</text:p>
        </text:list-item>
        <text:list-item>
          <text:p text:style-name="P39"/>
        </text:list-item>
      </text:list>
      <text:p text:style-name="P14"/>
      <text:p text:style-name="P9"><text:s text:c="8"/>CODE:</text:p>
      <text:p text:style-name="P9"/>
      <text:p text:style-name="P9"><text:s text:c="2"/>#include&lt;iostream&gt;</text:p>
      <text:p text:style-name="P9">using namespace std;</text:p>
      <text:p text:style-name="P9"/>
      <text:p text:style-name="P9">main()</text:p>
      <text:p text:style-name="P9">{</text:p>
      <text:p text:style-name="P9"><text:s text:c="4"/>int n,key,l=0;</text:p>
      <text:p text:style-name="P9"/>
      <text:p text:style-name="P9"><text:s text:c="4"/>cout&lt;&lt;"enter the array size:";</text:p>
      <text:p text:style-name="P9"><text:s text:c="4"/>cin&gt;&gt;n;</text:p>
      <text:p text:style-name="P9"/>
      <text:p text:style-name="P9"><text:s text:c="4"/>char ar[n],c;</text:p>
      <text:p text:style-name="P9"/>
      <text:p text:style-name="P9"><text:s text:c="4"/>cout&lt;&lt;"\n enter the array elements:";</text:p>
      <text:p text:style-name="P9"><text:s text:c="6"/>for(int i=0;i&lt;n;i++)</text:p>
      <text:p text:style-name="P9"><text:s text:c="8"/>{</text:p>
      <text:p text:style-name="P9"><text:s text:c="10"/>cin&gt;&gt;ar[i];</text:p>
      <text:p text:style-name="P9"><text:s text:c="8"/>}</text:p>
      <text:p text:style-name="P9"/>
      <text:p text:style-name="P9"><text:s text:c="4"/>key=ar[0];</text:p>
      <text:p text:style-name="P9"/>
      <text:p text:style-name="P9"><text:s text:c="4"/>for(int i=1;i&lt;n;i++)</text:p>
      <text:p text:style-name="P9"><text:s text:c="4"/>{</text:p>
      <text:p text:style-name="P9"><text:s text:c="8"/>if(ar[i]&gt;key)</text:p>
      <text:p text:style-name="P9"><text:s text:c="8"/>{</text:p>
      <text:p text:style-name="P9"><text:s text:c="12"/>key=ar[i];</text:p>
      <text:p text:style-name="P9"><text:s text:c="12"/>c=ar[i];</text:p>
      <text:p text:style-name="P9"/>
      <text:p text:style-name="P9"><text:s text:c="12"/>l=i;</text:p>
      <text:p text:style-name="P9"><text:s text:c="8"/>}</text:p>
      <text:p text:style-name="P9"/>
      <text:p text:style-name="P9"><text:s text:c="4"/>}</text:p>
      <text:p text:style-name="P9"/>
      <text:p text:style-name="P9"><text:s text:c="8"/>cout&lt;&lt;"\n the largest ASCII element "&lt;&lt;c&lt;&lt;"is found at "&lt;&lt;l+1&lt;&lt;" position. \n";</text:p>
      <text:p text:style-name="P9"><text:soft-page-break/></text:p>
      <text:p text:style-name="P9"/>
      <text:p text:style-name="P9"/>
      <text:p text:style-name="P9"><text:s text:c="4"/>return 0;</text:p>
      <text:p text:style-name="P9"><text:s text:c="4"/>}</text:p>
      <text:p text:style-name="P9"/>
      <text:p text:style-name="P9">TESTING:</text:p>
      <text:p text:style-name="P9"/>
      <text:list xml:id="list1261939427" text:style-name="L4">
        <text:list-item>
          <text:p text:style-name="P23">INPUT:</text:p>
        </text:list-item>
      </text:list>
      <text:p text:style-name="P9"><text:s text:c="16"/></text:p>
      <text:p text:style-name="P8">enter the array size:5</text:p>
      <text:list xml:id="list373699362" text:continue-list="list52638995" text:style-name="L3">
        <text:list-header>
          <text:p text:style-name="P25"><text:s text:c="2"/>enter the array elements:A,S,q,@,2</text:p>
        </text:list-header>
      </text:list>
      <text:p text:style-name="P11"/>
      <text:p text:style-name="P11"><text:s text:c="10"/>OUTPUT:</text:p>
      <text:p text:style-name="P11"/>
      <text:p text:style-name="P11">the largest ASCII element <text:s/>q is found at 3 position.</text:p>
      <text:p text:style-name="P11"/>
      <text:p text:style-name="P11"/>
      <text:p text:style-name="P9">1.d)</text:p>
      <text:p text:style-name="P9"/>
      <text:p text:style-name="P9"><text:s text:c="2"/><text:span text:style-name="T4"><text:s/>PROBLEM: To find </text:span><text:span text:style-name="T6">the character with smallest ASCII value and its position, in a character array using linear search.</text:span></text:p>
      <text:list xml:id="list275243669" text:continue-list="list725388833" text:style-name="L2">
        <text:list-header>
          <text:p text:style-name="P27"/>
          <text:p text:style-name="P22"/>
          <text:p text:style-name="P22"><text:s text:c="9"/>ALGORITHM:</text:p>
        </text:list-header>
        <text:list-item text:start-value="1">
          <text:p text:style-name="P18">Start</text:p>
        </text:list-item>
        <text:list-item>
          <text:p text:style-name="P18">Enter the elements of the character array and size n.</text:p>
        </text:list-item>
        <text:list-item>
          <text:p text:style-name="P18">initialise integer <text:s/>key=ar[0] .</text:p>
        </text:list-item>
        <text:list-item>
          <text:p text:style-name="P18">Initialise the index i=1,and position <text:s/>l=0.</text:p>
        </text:list-item>
        <text:list-item>
          <text:p text:style-name="P18">Repeat till i=n.</text:p>
        </text:list-item>
        <text:list-item>
          <text:p text:style-name="P18">If( A[i]&lt;key), key=ar[i], l=i;.</text:p>
        </text:list-item>
        <text:list-item>
          <text:p text:style-name="P18">i=i+1; goto v.</text:p>
        </text:list-item>
        <text:list-item>
          <text:p text:style-name="P38">output key and l.</text:p>
        </text:list-item>
        <text:list-item>
          <text:p text:style-name="P18"/>
        </text:list-item>
        <text:list-item>
          <text:p text:style-name="P39">Stop.</text:p>
        </text:list-item>
        <text:list-item>
          <text:p text:style-name="P40"/>
        </text:list-item>
      </text:list>
      <text:p text:style-name="P11"/>
      <text:p text:style-name="P11">CODE:</text:p>
      <text:p text:style-name="P11"/>
      <text:p text:style-name="P11">#include&lt;iostream&gt;</text:p>
      <text:p text:style-name="P11">using namespace std;</text:p>
      <text:p text:style-name="P11"/>
      <text:p text:style-name="P11">main()</text:p>
      <text:p text:style-name="P11">{</text:p>
      <text:p text:style-name="P11"><text:s text:c="4"/>int n,key,l=0;</text:p>
      <text:p text:style-name="P11"/>
      <text:p text:style-name="P11"><text:s text:c="4"/>cout&lt;&lt;"enter the array size:";</text:p>
      <text:p text:style-name="P11"><text:s text:c="4"/>cin&gt;&gt;n;</text:p>
      <text:p text:style-name="P11"/>
      <text:p text:style-name="P11"><text:s text:c="4"/>char ar[n],c;</text:p>
      <text:p text:style-name="P11"/>
      <text:p text:style-name="P11"><text:soft-page-break/><text:s text:c="4"/>cout&lt;&lt;"\n enter the array elements:";</text:p>
      <text:p text:style-name="P11"><text:s text:c="6"/>for(int i=0;i&lt;n;i++)</text:p>
      <text:p text:style-name="P11"><text:s text:c="8"/>{</text:p>
      <text:p text:style-name="P11"><text:s text:c="10"/>cin&gt;&gt;ar[i];</text:p>
      <text:p text:style-name="P11"><text:s text:c="8"/>}</text:p>
      <text:p text:style-name="P11"/>
      <text:p text:style-name="P11"><text:s text:c="4"/>key=ar[0];</text:p>
      <text:p text:style-name="P11"/>
      <text:p text:style-name="P11"><text:s text:c="4"/>for(int i=1;i&lt;n;i++)</text:p>
      <text:p text:style-name="P11"><text:s text:c="4"/>{</text:p>
      <text:p text:style-name="P11"><text:s text:c="8"/>if(ar[i]&lt;key)</text:p>
      <text:p text:style-name="P11"><text:s text:c="8"/>{</text:p>
      <text:p text:style-name="P11"><text:s text:c="12"/>key=ar[i];</text:p>
      <text:p text:style-name="P11"><text:s text:c="12"/>c=ar[i];</text:p>
      <text:p text:style-name="P11"/>
      <text:p text:style-name="P11"><text:s text:c="12"/>l=i;</text:p>
      <text:p text:style-name="P11"><text:s text:c="8"/>}</text:p>
      <text:p text:style-name="P11"/>
      <text:p text:style-name="P11"><text:s text:c="4"/>}</text:p>
      <text:p text:style-name="P11"/>
      <text:p text:style-name="P11"><text:s text:c="8"/>cout&lt;&lt;"\n the smallest ASCII element "&lt;&lt;c&lt;&lt;"is found at "&lt;&lt;l+1&lt;&lt;" position. \n";</text:p>
      <text:p text:style-name="P11"/>
      <text:p text:style-name="P11"/>
      <text:p text:style-name="P11"/>
      <text:p text:style-name="P11"><text:s text:c="4"/>return 0;</text:p>
      <text:p text:style-name="P11"><text:s text:c="4"/>}</text:p>
      <text:p text:style-name="P11"/>
      <text:p text:style-name="P11">TESTING:</text:p>
      <text:p text:style-name="P11"/>
      <text:list xml:id="list1099708317" text:continue-list="list1261939427" text:style-name="L4">
        <text:list-item>
          <text:p text:style-name="P23">INPUT:</text:p>
        </text:list-item>
      </text:list>
      <text:p text:style-name="P9"><text:s text:c="16"/></text:p>
      <text:p text:style-name="P8">enter the array size:5</text:p>
      <text:list xml:id="list626480638" text:style-name="L5">
        <text:list-header>
          <text:p text:style-name="P26"><text:s text:c="2"/>enter the array elements: q,Q,A,@,6</text:p>
        </text:list-header>
      </text:list>
      <text:p text:style-name="P11"/>
      <text:p text:style-name="P11"><text:s text:c="10"/>OUTPUT:</text:p>
      <text:p text:style-name="P11"/>
      <text:p text:style-name="P11">the largest ASCII element <text:s/>6 is found at5 position.</text:p>
      <text:p text:style-name="P11"><text:s text:c="2"/></text:p>
      <text:p text:style-name="P11"/>
      <text:p text:style-name="P11">2)</text:p>
      <text:p text:style-name="P9"><text:span text:style-name="T2"><text:s text:c="7"/></text:span>PROBLEM: To sort an integer array in ascending order using bubble sort.</text:p>
      <text:p text:style-name="P9"/>
      <text:p text:style-name="P9"><text:s text:c="6"/>ALGORITHM:</text:p>
      <text:p text:style-name="P9"/>
      <text:list xml:id="list1182768085" text:style-name="L6">
        <text:list-item>
          <text:p text:style-name="P24">Start.</text:p>
        </text:list-item>
        <text:list-item>
          <text:p text:style-name="P24">Enter the array size and the elements.</text:p>
        </text:list-item>
        <text:list-item>
          <text:p text:style-name="P24">Initialise indices i=0 and <text:s/>j=i+1.</text:p>
        </text:list-item>
        <text:list-item>
          <text:p text:style-name="P24">Repeat the outer loop till i=n </text:p>
        </text:list-item>
        <text:list-item>
          <text:p text:style-name="P24">Repeat the inner loop till j=i+1.</text:p>
        </text:list-item>
        <text:list-item>
          <text:p text:style-name="P24">if(a[j]&lt;a[j-1]), exchange the values in a[j] and a[j-1].</text:p>
        </text:list-item>
        <text:list-item>
          <text:p text:style-name="P24">j=j-1, goto v.</text:p>
        </text:list-item>
        <text:list-item>
          <text:p text:style-name="P24">i=i+1,goto iv.</text:p>
        </text:list-item>
        <text:list-item>
          <text:p text:style-name="P24"><text:soft-page-break/>Print the sorted array.</text:p>
        </text:list-item>
        <text:list-item>
          <text:p text:style-name="P24">Stop.</text:p>
        </text:list-item>
      </text:list>
      <text:p text:style-name="P9"/>
      <text:p text:style-name="P9">CODE:</text:p>
      <text:p text:style-name="P9"/>
      <text:p text:style-name="P9">#include&lt;iostream&gt;</text:p>
      <text:p text:style-name="P9">using namespace std;</text:p>
      <text:p text:style-name="P9"/>
      <text:p text:style-name="P9">main()</text:p>
      <text:p text:style-name="P9">{</text:p>
      <text:p text:style-name="P9"><text:s text:c="4"/>int n,key=0;</text:p>
      <text:p text:style-name="P9"/>
      <text:p text:style-name="P9"><text:s text:c="4"/>cout&lt;&lt;"enter the array size:";</text:p>
      <text:p text:style-name="P9"><text:s text:c="4"/>cin&gt;&gt;n;</text:p>
      <text:p text:style-name="P9"/>
      <text:p text:style-name="P9"><text:s text:c="4"/>char ar[n];</text:p>
      <text:p text:style-name="P9"/>
      <text:p text:style-name="P9"><text:s text:c="4"/>cout&lt;&lt;"\n enter the array elements:";</text:p>
      <text:p text:style-name="P9"><text:s text:c="6"/>for(int i=0;i&lt;n;i++)</text:p>
      <text:p text:style-name="P9"><text:s text:c="8"/>{</text:p>
      <text:p text:style-name="P9"><text:s text:c="10"/>cin&gt;&gt;ar[i];</text:p>
      <text:p text:style-name="P9"><text:s text:c="8"/>}</text:p>
      <text:p text:style-name="P9"/>
      <text:p text:style-name="P9"><text:s text:c="4"/>for(int i=0;i&lt;n;i++)</text:p>
      <text:p text:style-name="P9"><text:s text:c="4"/>{</text:p>
      <text:p text:style-name="P9"><text:s text:c="8"/>for(int j=n-1;j&gt;i;j--)</text:p>
      <text:p text:style-name="P9"><text:s text:c="8"/>{</text:p>
      <text:p text:style-name="P9"/>
      <text:p text:style-name="P9"><text:s text:c="10"/>if(ar[j]&lt;ar[j-1])</text:p>
      <text:p text:style-name="P9"><text:s text:c="10"/>{</text:p>
      <text:p text:style-name="P9"><text:s text:c="13"/>key=ar[j];</text:p>
      <text:p text:style-name="P9"><text:s text:c="13"/>ar[j]=ar[j-1];</text:p>
      <text:p text:style-name="P9"><text:s text:c="13"/>ar[j-1]=key;</text:p>
      <text:p text:style-name="P9"><text:s text:c="10"/>}</text:p>
      <text:p text:style-name="P9"><text:s text:c="8"/>}</text:p>
      <text:p text:style-name="P9"/>
      <text:p text:style-name="P9"><text:s text:c="4"/>}</text:p>
      <text:p text:style-name="P9"/>
      <text:p text:style-name="P9"><text:s text:c="8"/>cout&lt;&lt;"\n the sorted array is:\n ";</text:p>
      <text:p text:style-name="P9"/>
      <text:p text:style-name="P9"><text:s text:c="8"/>for(int i=0;i&lt;n;i++)</text:p>
      <text:p text:style-name="P9"><text:s text:c="8"/>{</text:p>
      <text:p text:style-name="P9"><text:s text:c="12"/>cout&lt;&lt;ar[i]&lt;&lt;"\t";</text:p>
      <text:p text:style-name="P9"><text:s text:c="8"/>}</text:p>
      <text:p text:style-name="P9"/>
      <text:p text:style-name="P9"/>
      <text:p text:style-name="P9"/>
      <text:p text:style-name="P9"/>
      <text:p text:style-name="P9"><text:s text:c="4"/>return 0;</text:p>
      <text:p text:style-name="P9"><text:soft-page-break/><text:s text:c="4"/>}</text:p>
      <text:p text:style-name="P9"/>
      <text:p text:style-name="P9">TESTING:</text:p>
      <text:p text:style-name="P9"/>
      <text:p text:style-name="P11">INPUT:</text:p>
      <text:p text:style-name="P9">enter the array size:5</text:p>
      <text:p text:style-name="P9">enter the array elements: 3,1,5,4,7</text:p>
      <text:p text:style-name="P9"/>
      <text:p text:style-name="P11">OUTPUT:</text:p>
      <text:p text:style-name="P9">the sorted array is: </text:p>
      <text:p text:style-name="P9">1 3 4 5 7</text:p>
      <text:p text:style-name="P9"/>
      <text:p text:style-name="P9"/>
      <text:p text:style-name="P9">3)</text:p>
      <text:p text:style-name="P9"/>
      <text:p text:style-name="P10"><text:span text:style-name="T1"><text:s text:c="2"/>PROBLEM:</text:span><text:span text:style-name="T9"> <text:s/></text:span><text:span text:style-name="T1"><text:s/>To sort an integer array in descending order using bubble sort.</text:span></text:p>
      <text:p text:style-name="P9"/>
      <text:p text:style-name="P9"><text:s text:c="2"/>ALGORITHM:</text:p>
      <text:p text:style-name="P9"/>
      <text:list xml:id="list1192539386" text:style-name="L7">
        <text:list-item>
          <text:p text:style-name="P19">Start.</text:p>
        </text:list-item>
        <text:list-item>
          <text:p text:style-name="P19">Enter the array size and the elements.</text:p>
        </text:list-item>
        <text:list-item>
          <text:p text:style-name="P19">Initialise indices i=0 and <text:s/>j=i+1.</text:p>
        </text:list-item>
        <text:list-item>
          <text:p text:style-name="P19">Repeat the steps v to viii till i=n </text:p>
        </text:list-item>
        <text:list-item>
          <text:p text:style-name="P19">Repeat the steps vi and vii till j=i+1.</text:p>
        </text:list-item>
        <text:list-item>
          <text:p text:style-name="P19">if(a[j]&gt;a[j-1]), exchange the values in a[j] and a[j-1].</text:p>
        </text:list-item>
        <text:list-item>
          <text:p text:style-name="P19">j=j-1, goto v.</text:p>
        </text:list-item>
        <text:list-item>
          <text:p text:style-name="P19">i=i+1,goto iv.</text:p>
        </text:list-item>
        <text:list-item>
          <text:p text:style-name="P19">Print the sorted array.</text:p>
        </text:list-item>
        <text:list-item>
          <text:p text:style-name="P19">Stop.</text:p>
        </text:list-item>
      </text:list>
      <text:p text:style-name="P4"><text:s/></text:p>
      <text:p text:style-name="P4"><text:s text:c="5"/>CODE:</text:p>
      <text:p text:style-name="P4"/>
      <text:p text:style-name="P4"><text:s text:c="3"/>#include&lt;iostream&gt;</text:p>
      <text:p text:style-name="P4">using namespace std;</text:p>
      <text:p text:style-name="P4"/>
      <text:p text:style-name="P4">main()</text:p>
      <text:p text:style-name="P4">{</text:p>
      <text:p text:style-name="P4"><text:s text:c="4"/>int n,key=0;</text:p>
      <text:p text:style-name="P4"/>
      <text:p text:style-name="P4"><text:s text:c="4"/>cout&lt;&lt;"enter the array size:";</text:p>
      <text:p text:style-name="P4"><text:s text:c="4"/>cin&gt;&gt;n;</text:p>
      <text:p text:style-name="P4"/>
      <text:p text:style-name="P4"><text:s text:c="4"/>char ar[n];</text:p>
      <text:p text:style-name="P4"/>
      <text:p text:style-name="P4"><text:s text:c="4"/>cout&lt;&lt;"\n enter the array elements:";</text:p>
      <text:p text:style-name="P4"><text:s text:c="6"/>for(int i=0;i&lt;n;i++)</text:p>
      <text:p text:style-name="P4"><text:s text:c="8"/>{</text:p>
      <text:p text:style-name="P4"><text:s text:c="10"/>cin&gt;&gt;ar[i];</text:p>
      <text:p text:style-name="P4"><text:s text:c="8"/>}</text:p>
      <text:p text:style-name="P4"/>
      <text:p text:style-name="P4"><text:s text:c="4"/>for(int i=0;i&lt;n;i++)</text:p>
      <text:p text:style-name="P4"><text:soft-page-break/><text:s text:c="4"/>{</text:p>
      <text:p text:style-name="P4"><text:s text:c="8"/>for(int j=n-1;j&gt;i;j--)</text:p>
      <text:p text:style-name="P4"><text:s text:c="8"/>{</text:p>
      <text:p text:style-name="P4"/>
      <text:p text:style-name="P4"><text:s text:c="10"/>if(ar[j]&gt;ar[j-1])</text:p>
      <text:p text:style-name="P4"><text:s text:c="10"/>{</text:p>
      <text:p text:style-name="P4"><text:s text:c="13"/>key=ar[j];</text:p>
      <text:p text:style-name="P4"><text:s text:c="13"/>ar[j]=ar[j-1];</text:p>
      <text:p text:style-name="P4"><text:s text:c="13"/>ar[j-1]=key;</text:p>
      <text:p text:style-name="P4"><text:s text:c="10"/>}</text:p>
      <text:p text:style-name="P4"><text:s text:c="8"/>}</text:p>
      <text:p text:style-name="P4"/>
      <text:p text:style-name="P4"><text:s text:c="4"/>}</text:p>
      <text:p text:style-name="P4"/>
      <text:p text:style-name="P4"><text:s text:c="8"/>cout&lt;&lt;"\n the sorted array is:\n ";</text:p>
      <text:p text:style-name="P4"/>
      <text:p text:style-name="P4"><text:s text:c="8"/>for(int i=0;i&lt;n;i++)</text:p>
      <text:p text:style-name="P4"><text:s text:c="8"/>{</text:p>
      <text:p text:style-name="P4"><text:s text:c="12"/>cout&lt;&lt;ar[i]&lt;&lt;"\t";</text:p>
      <text:p text:style-name="P4"><text:s text:c="8"/>}</text:p>
      <text:p text:style-name="P4"/>
      <text:p text:style-name="P4"/>
      <text:p text:style-name="P4"/>
      <text:p text:style-name="P4"/>
      <text:p text:style-name="P4"><text:s text:c="4"/>return 0;</text:p>
      <text:p text:style-name="P4"><text:s text:c="4"/>}</text:p>
      <text:p text:style-name="P4"/>
      <text:p text:style-name="P3">TESTING:</text:p>
      <text:p text:style-name="P3"/>
      <text:p text:style-name="P3"><text:s text:c="4"/></text:p>
      <text:p text:style-name="P11">INPUT:</text:p>
      <text:p text:style-name="P9">enter the array size:5</text:p>
      <text:p text:style-name="P9">enter the array elements: 2,1,3,5,4</text:p>
      <text:p text:style-name="P9"/>
      <text:p text:style-name="P11">OUTPUT:</text:p>
      <text:p text:style-name="P9">the sorted array is: </text:p>
      <text:p text:style-name="P9">5 4 3 2 1</text:p>
      <text:p text:style-name="P9"/>
      <text:p text:style-name="P9"/>
      <text:p text:style-name="P9">4)</text:p>
      <text:p text:style-name="P10"><text:span text:style-name="T1"><text:s text:c="5"/>PROBLEM: T</text:span><text:span text:style-name="T5">o sort an integer array in ascending order using insertion sort.</text:span></text:p>
      <text:p text:style-name="P12"/>
      <text:p text:style-name="P12"><text:s text:c="4"/>ALGORITHM:</text:p>
      <text:p text:style-name="P12"/>
      <text:list xml:id="list741846046" text:style-name="L8">
        <text:list-item>
          <text:p text:style-name="P28">Start.</text:p>
        </text:list-item>
        <text:list-item>
          <text:p text:style-name="P28">Enter the array elements and its size.</text:p>
        </text:list-item>
        <text:list-item>
          <text:p text:style-name="P28">Initialise the indices j=1 and i=j-1.</text:p>
        </text:list-item>
        <text:list-item>
          <text:p text:style-name="P28">Repeat the steps v to ix until j=n.</text:p>
        </text:list-item>
        <text:list-item>
          <text:p text:style-name="P28">Initialise the key=ar[j].</text:p>
        </text:list-item>
        <text:list-item>
          <text:p text:style-name="P28">Repeat vii and viii while i&gt;=0 and a[i]&gt;key.</text:p>
        </text:list-item>
        <text:list-item>
          <text:p text:style-name="P28">ar[i+1]=ar[i].</text:p>
        </text:list-item>
        <text:list-item>
          <text:p text:style-name="P28"><text:soft-page-break/>i=i-1.</text:p>
        </text:list-item>
        <text:list-item>
          <text:p text:style-name="P28"><text:s/>ar[i+1]=key.</text:p>
        </text:list-item>
        <text:list-item>
          <text:p text:style-name="P28">Print the sorted array.</text:p>
        </text:list-item>
        <text:list-item>
          <text:p text:style-name="P28">Stop.</text:p>
        </text:list-item>
      </text:list>
      <text:p text:style-name="P9"/>
      <text:p text:style-name="P9"/>
      <text:p text:style-name="P9"/>
      <text:p text:style-name="P9"/>
      <text:p text:style-name="P9">CODE:</text:p>
      <text:p text:style-name="P9"/>
      <text:p text:style-name="P9">#include&lt;iostream&gt;</text:p>
      <text:p text:style-name="P9">using namespace std;</text:p>
      <text:p text:style-name="P9"/>
      <text:p text:style-name="P9">main()</text:p>
      <text:p text:style-name="P9">{</text:p>
      <text:p text:style-name="P9"><text:s text:c="4"/>int n,key;</text:p>
      <text:p text:style-name="P9"/>
      <text:p text:style-name="P9"><text:s text:c="4"/>cout&lt;&lt;"enter the array size:";</text:p>
      <text:p text:style-name="P9"><text:s text:c="4"/>cin&gt;&gt;n;</text:p>
      <text:p text:style-name="P9"/>
      <text:p text:style-name="P9"><text:s text:c="4"/>char ar[n];</text:p>
      <text:p text:style-name="P9"/>
      <text:p text:style-name="P9"><text:s text:c="4"/>cout&lt;&lt;"\n enter the array elements:";</text:p>
      <text:p text:style-name="P9"><text:s text:c="6"/>for(int i=0;i&lt;n;i++)</text:p>
      <text:p text:style-name="P9"><text:s text:c="8"/>{</text:p>
      <text:p text:style-name="P9"><text:s text:c="10"/>cin&gt;&gt;ar[i];</text:p>
      <text:p text:style-name="P9"><text:s text:c="8"/>}</text:p>
      <text:p text:style-name="P9"/>
      <text:p text:style-name="P9"><text:s text:c="4"/>for(int j=1;j&lt;n;j++)</text:p>
      <text:p text:style-name="P9"><text:s text:c="4"/>{</text:p>
      <text:p text:style-name="P9"><text:s text:c="8"/>key=ar[j];</text:p>
      <text:p text:style-name="P9"/>
      <text:p text:style-name="P9"><text:s text:c="8"/>int i=j-1;</text:p>
      <text:p text:style-name="P9"/>
      <text:p text:style-name="P9"><text:s text:c="8"/>while((i&gt;=0)&amp;&amp;(ar[i]&gt;key))</text:p>
      <text:p text:style-name="P9"><text:s text:c="8"/>{</text:p>
      <text:p text:style-name="P9"><text:s text:c="12"/>ar[i+1]=ar[i];</text:p>
      <text:p text:style-name="P9"><text:s text:c="12"/>i=i-1;</text:p>
      <text:p text:style-name="P9"><text:s text:c="8"/>}</text:p>
      <text:p text:style-name="P9"/>
      <text:p text:style-name="P9"><text:s text:c="8"/>ar[i+1]=key;</text:p>
      <text:p text:style-name="P9"><text:s text:c="4"/>}</text:p>
      <text:p text:style-name="P9"/>
      <text:p text:style-name="P9"/>
      <text:p text:style-name="P9"><text:s text:c="8"/>cout&lt;&lt;"\n the sorted array is:\n ";</text:p>
      <text:p text:style-name="P9"/>
      <text:p text:style-name="P9"><text:s text:c="8"/>for(int i=0;i&lt;n;i++)</text:p>
      <text:p text:style-name="P9"><text:s text:c="8"/>{</text:p>
      <text:p text:style-name="P9"><text:s text:c="12"/>cout&lt;&lt;ar[i]&lt;&lt;"\t";</text:p>
      <text:p text:style-name="P9"><text:soft-page-break/><text:s text:c="8"/>}</text:p>
      <text:p text:style-name="P9"/>
      <text:p text:style-name="P9"><text:s text:c="4"/>return 0;</text:p>
      <text:p text:style-name="P9"><text:s text:c="4"/>}</text:p>
      <text:p text:style-name="P9"/>
      <text:p text:style-name="P9">TESTING:</text:p>
      <text:p text:style-name="P9"/>
      <text:p text:style-name="P11">INPUT:</text:p>
      <text:p text:style-name="P9">enter the array size:5</text:p>
      <text:p text:style-name="P9">enter the array elements: 2,1,3,4,7</text:p>
      <text:p text:style-name="P9"/>
      <text:p text:style-name="P11">OUTPUT:</text:p>
      <text:p text:style-name="P9">the sorted array is: </text:p>
      <text:p text:style-name="P9">1 <text:s/>2 <text:s/>3 <text:s/>4 <text:s text:c="2"/>7</text:p>
      <text:p text:style-name="P9"/>
      <text:p text:style-name="P9">5)</text:p>
      <text:p text:style-name="P9"><text:s text:c="6"/>PROBLEM: <text:span text:style-name="T6">sort an integer array in descending order using insertion sort..</text:span></text:p>
      <text:p text:style-name="P12"/>
      <text:p text:style-name="P12"><text:s text:c="7"/>ALGORITHM:</text:p>
      <text:p text:style-name="P12"/>
      <text:list xml:id="list1962061725" text:style-name="L9">
        <text:list-item>
          <text:p text:style-name="P29">Start.</text:p>
        </text:list-item>
        <text:list-item>
          <text:p text:style-name="P29">Enter the array elements and its size.</text:p>
        </text:list-item>
        <text:list-item>
          <text:p text:style-name="P29">Initialise the indices j=1 and i=j-1.</text:p>
        </text:list-item>
        <text:list-item>
          <text:p text:style-name="P29">Repeat the steps v to ix until j=n.</text:p>
        </text:list-item>
        <text:list-item>
          <text:p text:style-name="P29">Initialise the key=ar[j].</text:p>
        </text:list-item>
        <text:list-item>
          <text:p text:style-name="P29">Repeat vii and viii while i&gt;=0 and a[i]&gt;key.</text:p>
        </text:list-item>
        <text:list-item>
          <text:p text:style-name="P29">ar[i+1]=ar[i].</text:p>
        </text:list-item>
        <text:list-item>
          <text:p text:style-name="P29">i=i-1.</text:p>
        </text:list-item>
        <text:list-item>
          <text:p text:style-name="P29"><text:s/>ar[i+1]=key.</text:p>
        </text:list-item>
        <text:list-item>
          <text:p text:style-name="P29">Print the sorted array.</text:p>
        </text:list-item>
        <text:list-item>
          <text:p text:style-name="P29">Stop.</text:p>
        </text:list-item>
      </text:list>
      <text:p text:style-name="P12"/>
      <text:p text:style-name="P12"><text:s/>CODE:</text:p>
      <text:p text:style-name="P12"/>
      <text:p text:style-name="P12"/>
      <text:p text:style-name="P12">#include&lt;iostream&gt;</text:p>
      <text:p text:style-name="P12">using namespace std;</text:p>
      <text:p text:style-name="P12"/>
      <text:p text:style-name="P12">main()</text:p>
      <text:p text:style-name="P12">{</text:p>
      <text:p text:style-name="P12"><text:s text:c="4"/>int n,key;</text:p>
      <text:p text:style-name="P12"/>
      <text:p text:style-name="P12"><text:s text:c="4"/>cout&lt;&lt;"enter the array size:";</text:p>
      <text:p text:style-name="P12"><text:s text:c="4"/>cin&gt;&gt;n;</text:p>
      <text:p text:style-name="P12"/>
      <text:p text:style-name="P12"><text:s text:c="4"/>char ar[n];</text:p>
      <text:p text:style-name="P12"/>
      <text:p text:style-name="P12"><text:s text:c="4"/>cout&lt;&lt;"\n enter the array elements:";</text:p>
      <text:p text:style-name="P12"><text:s text:c="6"/>for(int i=0;i&lt;n;i++)</text:p>
      <text:p text:style-name="P12"><text:soft-page-break/><text:s text:c="8"/>{</text:p>
      <text:p text:style-name="P12"><text:s text:c="10"/>cin&gt;&gt;ar[i];</text:p>
      <text:p text:style-name="P12"><text:s text:c="8"/>}</text:p>
      <text:p text:style-name="P12"/>
      <text:p text:style-name="P12"><text:s text:c="4"/>for(int j=1;j&lt;n;j++)</text:p>
      <text:p text:style-name="P12"><text:s text:c="4"/>{</text:p>
      <text:p text:style-name="P12"><text:s text:c="8"/>key=ar[j];</text:p>
      <text:p text:style-name="P12"/>
      <text:p text:style-name="P12"><text:s text:c="8"/>int i=j-1;</text:p>
      <text:p text:style-name="P12"/>
      <text:p text:style-name="P12"><text:s text:c="8"/>while((i&gt;=0)&amp;&amp;(ar[i]&lt;key))</text:p>
      <text:p text:style-name="P12"><text:s text:c="8"/>{</text:p>
      <text:p text:style-name="P12"><text:s text:c="12"/>ar[i+1]=ar[i];</text:p>
      <text:p text:style-name="P12"><text:s text:c="12"/>i=i-1;</text:p>
      <text:p text:style-name="P12"><text:s text:c="8"/>}</text:p>
      <text:p text:style-name="P12"/>
      <text:p text:style-name="P12"><text:s text:c="8"/>ar[i+1]=key;</text:p>
      <text:p text:style-name="P12"><text:s text:c="4"/>}</text:p>
      <text:p text:style-name="P12"/>
      <text:p text:style-name="P12"/>
      <text:p text:style-name="P12"><text:s text:c="8"/>cout&lt;&lt;"\n the sorted array is:\n ";</text:p>
      <text:p text:style-name="P12"/>
      <text:p text:style-name="P12"><text:s text:c="8"/>for(int i=0;i&lt;n;i++)</text:p>
      <text:p text:style-name="P12"><text:s text:c="8"/>{</text:p>
      <text:p text:style-name="P12"><text:s text:c="12"/>cout&lt;&lt;ar[i]&lt;&lt;"\t";</text:p>
      <text:p text:style-name="P12"><text:s text:c="8"/>}</text:p>
      <text:p text:style-name="P12"/>
      <text:p text:style-name="P12"><text:s text:c="4"/>return 0;</text:p>
      <text:p text:style-name="P12"><text:s text:c="4"/>}</text:p>
      <text:p text:style-name="P12"/>
      <text:p text:style-name="P12">TESTING:</text:p>
      <text:p text:style-name="P12"/>
      <text:p text:style-name="P9"><text:span text:style-name="T6"><text:s/></text:span><text:span text:style-name="T8">INPUT:</text:span></text:p>
      <text:p text:style-name="P9">enter the array size:5</text:p>
      <text:p text:style-name="P9">enter the array elements: 1,2,3,4,5</text:p>
      <text:p text:style-name="P9"/>
      <text:p text:style-name="P11">OUTPUT:</text:p>
      <text:p text:style-name="P9">the sorted array is: </text:p>
      <text:p text:style-name="P12">5 4 3 2 1</text:p>
      <text:p text:style-name="P12"/>
      <text:p text:style-name="P16">6)</text:p>
      <text:p text:style-name="P16"><text:s text:c="7"/>PROBLEM: To find an element in an unsorted array using binary search.</text:p>
      <text:p text:style-name="P16"/>
      <text:p text:style-name="P16"><text:s text:c="8"/>ALGORITHM:</text:p>
      <text:p text:style-name="P15"/>
      <text:list xml:id="list892859570" text:style-name="L10">
        <text:list-header>
          <text:p text:style-name="P34"/>
        </text:list-header>
      </text:list>
      <text:list xml:id="list1413898310" text:style-name="L11">
        <text:list-item>
          <text:p text:style-name="P35"><text:span text:style-name="T7"><text:s text:c="2"/></text:span><text:span text:style-name="T5"><text:s text:c="2"/>START.</text:span></text:p>
        </text:list-item>
        <text:list-item>
          <text:p text:style-name="P30">Enter the array size n and the elements.</text:p>
        </text:list-item>
        <text:list-item>
          <text:p text:style-name="P31">Enter the <text:s text:c="3"/>element to be searched for as key.</text:p>
        </text:list-item>
        <text:list-item>
          <text:p text:style-name="P31"><text:soft-page-break/>Sort the array using any sorting technique.</text:p>
        </text:list-item>
        <text:list-item>
          <text:p text:style-name="P31">Initialise f=0, l=n-1.</text:p>
        </text:list-item>
        <text:list-item>
          <text:p text:style-name="P31">Repeat steps vii to <text:s/>xi <text:s/>while f&lt;= l and we find the key.</text:p>
        </text:list-item>
        <text:list-item>
          <text:p text:style-name="P31">mid=(f+l)/2</text:p>
        </text:list-item>
        <text:list-item>
          <text:p text:style-name="P31">initialise index i=f.</text:p>
        </text:list-item>
        <text:list-item>
          <text:p text:style-name="P31">Repeat steps ix and x while i&lt;mid.</text:p>
        </text:list-item>
        <text:list-item>
          <text:p text:style-name="P31">Check if a[mid]=key, then return the value and position.</text:p>
        </text:list-item>
        <text:list-item>
          <text:p text:style-name="P31">Else, check if a[mid]&gt;key, then l=mid-1, else f=mid+1.</text:p>
        </text:list-item>
        <text:list-item>
          <text:p text:style-name="P31">Print the result.</text:p>
        </text:list-item>
        <text:list-item>
          <text:p text:style-name="P31">STOP.</text:p>
        </text:list-item>
      </text:list>
      <text:p text:style-name="P13"/>
      <text:p text:style-name="P13">CODE:</text:p>
      <text:p text:style-name="P13"/>
      <text:p text:style-name="P13"/>
      <text:p text:style-name="P13">#include&lt;iostream&gt;</text:p>
      <text:p text:style-name="P13">using namespace std;</text:p>
      <text:p text:style-name="P13"/>
      <text:p text:style-name="P13">main()</text:p>
      <text:p text:style-name="P13">{</text:p>
      <text:p text:style-name="P13"><text:s text:c="4"/>int n,k,key;</text:p>
      <text:p text:style-name="P13"/>
      <text:p text:style-name="P13"><text:s text:c="4"/>cout&lt;&lt;"enter the array size:";</text:p>
      <text:p text:style-name="P13"><text:s text:c="4"/>cin&gt;&gt;n;</text:p>
      <text:p text:style-name="P13"/>
      <text:p text:style-name="P13"><text:s text:c="4"/>int a[n];</text:p>
      <text:p text:style-name="P13"><text:s text:c="4"/>int f=0,l=(n-1),mid;</text:p>
      <text:p text:style-name="P13"/>
      <text:p text:style-name="P13"><text:s text:c="4"/>cout&lt;&lt;"\n enter the array elements:";</text:p>
      <text:p text:style-name="P13"><text:s text:c="6"/>for(int i=0;i&lt;n;i++)</text:p>
      <text:p text:style-name="P13"><text:s text:c="8"/>{</text:p>
      <text:p text:style-name="P13"><text:s text:c="10"/>cin&gt;&gt;a[i];</text:p>
      <text:p text:style-name="P13"><text:s text:c="8"/>}</text:p>
      <text:p text:style-name="P13"/>
      <text:p text:style-name="P13"><text:s text:c="8"/>for(int j=1;j&lt;n;j++)</text:p>
      <text:p text:style-name="P13"><text:s text:c="4"/>{</text:p>
      <text:p text:style-name="P13"><text:s text:c="8"/>k=a[j];</text:p>
      <text:p text:style-name="P13"/>
      <text:p text:style-name="P13"><text:s text:c="8"/>int i=j-1;</text:p>
      <text:p text:style-name="P13"/>
      <text:p text:style-name="P13"><text:s text:c="8"/>while((i&gt;=0)&amp;&amp;(a[i]&gt;k))</text:p>
      <text:p text:style-name="P13"><text:s text:c="8"/>{</text:p>
      <text:p text:style-name="P13"><text:s text:c="12"/>a[i+1]=a[i];</text:p>
      <text:p text:style-name="P13"><text:s text:c="12"/>i=i-1;</text:p>
      <text:p text:style-name="P13"><text:s text:c="8"/>}</text:p>
      <text:p text:style-name="P13"/>
      <text:p text:style-name="P13"><text:s text:c="8"/>a[i+1]=k;</text:p>
      <text:p text:style-name="P13"><text:s text:c="4"/>}</text:p>
      <text:p text:style-name="P13"/>
      <text:p text:style-name="P13"><text:s text:c="8"/>cout&lt;&lt;"\n the sorted array is:\n ";</text:p>
      <text:p text:style-name="P13"><text:soft-page-break/></text:p>
      <text:p text:style-name="P13"><text:s text:c="8"/>for(int i=0;i&lt;n;i++)</text:p>
      <text:p text:style-name="P13"><text:s text:c="8"/>{</text:p>
      <text:p text:style-name="P13"><text:s text:c="12"/>cout&lt;&lt;a[i]&lt;&lt;"\t";</text:p>
      <text:p text:style-name="P13"><text:s text:c="8"/>}</text:p>
      <text:p text:style-name="P13"/>
      <text:p text:style-name="P13"><text:s text:c="8"/>cout&lt;&lt;"\n enter the element to be searched for:";</text:p>
      <text:p text:style-name="P13"><text:s text:c="8"/>cin&gt;&gt;key;</text:p>
      <text:p text:style-name="P13"/>
      <text:p text:style-name="P13"><text:s text:c="12"/>while(f&lt;=l)</text:p>
      <text:p text:style-name="P13"><text:s text:c="4"/>{</text:p>
      <text:p text:style-name="P13"/>
      <text:p text:style-name="P13"><text:s text:c="8"/>mid=(f+l)/2;</text:p>
      <text:p text:style-name="P13"/>
      <text:p text:style-name="P13"><text:s text:c="8"/>if(key==a[mid])</text:p>
      <text:p text:style-name="P13"><text:s text:c="8"/>{</text:p>
      <text:p text:style-name="P13"><text:s text:c="12"/>cout&lt;&lt;"\n"&lt;&lt;key&lt;&lt;" element found at "&lt;&lt;mid+1&lt;&lt;"\n";</text:p>
      <text:p text:style-name="P13"><text:s text:c="12"/>break;</text:p>
      <text:p text:style-name="P13"><text:s text:c="8"/>}</text:p>
      <text:p text:style-name="P13"/>
      <text:p text:style-name="P13"><text:s text:c="8"/>else{</text:p>
      <text:p text:style-name="P13"/>
      <text:p text:style-name="P13"><text:s text:c="13"/>if(key&lt;a[mid])</text:p>
      <text:p text:style-name="P13"><text:s text:c="13"/>{</text:p>
      <text:p text:style-name="P13"><text:s text:c="17"/>l=mid-1;</text:p>
      <text:p text:style-name="P13"><text:s text:c="13"/>}</text:p>
      <text:p text:style-name="P13"/>
      <text:p text:style-name="P13"><text:s text:c="13"/>else</text:p>
      <text:p text:style-name="P13"><text:s text:c="13"/>if(key&gt;a[mid]){</text:p>
      <text:p text:style-name="P13"/>
      <text:p text:style-name="P13"><text:s text:c="18"/>f=mid+1;</text:p>
      <text:p text:style-name="P13"/>
      <text:p text:style-name="P13"><text:s text:c="17"/>}</text:p>
      <text:p text:style-name="P13"><text:s text:c="14"/>else</text:p>
      <text:p text:style-name="P13"><text:s text:c="16"/>{</text:p>
      <text:p text:style-name="P13"><text:s text:c="20"/>cout&lt;&lt;"\n element not found!!!!!";</text:p>
      <text:p text:style-name="P13"><text:s text:c="16"/>}</text:p>
      <text:p text:style-name="P13"><text:s text:c="12"/>}</text:p>
      <text:p text:style-name="P13"/>
      <text:p text:style-name="P13"><text:s text:c="4"/>}</text:p>
      <text:p text:style-name="P13"/>
      <text:p text:style-name="P13"/>
      <text:p text:style-name="P13"/>
      <text:p text:style-name="P13"><text:s text:c="4"/>return 0;</text:p>
      <text:p text:style-name="P13"><text:s text:c="4"/>}</text:p>
      <text:p text:style-name="P13"/>
      <text:p text:style-name="P13">TESTING:</text:p>
      <text:p text:style-name="P13"/>
      <text:p text:style-name="P13">enter the array size:5 </text:p>
      <text:p text:style-name="P13"><text:soft-page-break/><text:s/></text:p>
      <text:p text:style-name="P13"><text:s/>enter the array elements:2 </text:p>
      <text:p text:style-name="P13">3 </text:p>
      <text:p text:style-name="P13">4 </text:p>
      <text:p text:style-name="P13">5 </text:p>
      <text:p text:style-name="P13">1 </text:p>
      <text:p text:style-name="P13"/>
      <text:p text:style-name="P13"><text:s/>the sorted array is: </text:p>
      <text:p text:style-name="P13"><text:s/>1<text:tab/>2<text:tab/>3<text:tab/>4<text:tab/>5<text:tab/> </text:p>
      <text:p text:style-name="P13"><text:s/>enter the element to be searched for:2 </text:p>
      <text:p text:style-name="P13"/>
      <text:p text:style-name="P13">2 element found at 2 </text:p>
      <text:p text:style-name="P13"/>
      <text:p text:style-name="P13">Process returned 0 (0x0) <text:s text:c="2"/>execution time : 12.842 s </text:p>
      <text:p text:style-name="P13">Press ENTER to continue. </text:p>
      <text:p text:style-name="P13"/>
      <text:p text:style-name="P13"/>
      <text:p text:style-name="P13">7)</text:p>
      <text:p text:style-name="P13"><text:s text:c="5"/>PROBLEM: Implement merge sort algorithm to sort an integer array.</text:p>
      <text:p text:style-name="P13"/>
      <text:p text:style-name="P13"><text:s text:c="5"/>ALGORITHM:</text:p>
      <text:p text:style-name="P13"/>
      <text:p text:style-name="P13"><text:s text:c="7"/></text:p>
      <text:list xml:id="list403162902" text:style-name="L12">
        <text:list-item>
          <text:p text:style-name="P32">START.</text:p>
        </text:list-item>
        <text:list-item>
          <text:p text:style-name="P32">Enter the array size n <text:s/>and elements.</text:p>
        </text:list-item>
        <text:list-item>
          <text:p text:style-name="P33">Call a function mergesort intaking the array and its first and last positions and a temporary <text:s text:c="16"/>integer array to <text:s/>store the merged array as members.</text:p>
        </text:list-item>
        <text:list-item>
          <text:p text:style-name="P32">The function mergesort is called recursively while the array size is greater than or equal to 2.</text:p>
        </text:list-item>
        <text:list-item>
          <text:p text:style-name="P32">An integer mid is assigned as (first+last)/2.</text:p>
        </text:list-item>
        <text:list-item>
          <text:p text:style-name="P32">In the function, call 2 merge functions, first one from 0 to mid and second from mid+1 to n.</text:p>
        </text:list-item>
        <text:list-item>
          <text:p text:style-name="P32">if the array size is an even number, <text:s/>the floor function of half of n-1 is taken as the half.</text:p>
        </text:list-item>
        <text:list-item>
          <text:p text:style-name="P32">When the array size reaches 1, the element itself is returned.</text:p>
        </text:list-item>
        <text:list-item>
          <text:p text:style-name="P32">A function merge is called, intaking the array, temp, first and last positions for merging the sorted array.</text:p>
        </text:list-item>
        <text:list-item>
          <text:p text:style-name="P32">In merge(), the elements of the sub-strings of the array are compared and the smallest is entered into temp.</text:p>
        </text:list-item>
        <text:list-item>
          <text:p text:style-name="P32">The elements of temp array are stored into the array.</text:p>
        </text:list-item>
        <text:list-item>
          <text:p text:style-name="P32">Print the sorted array.</text:p>
        </text:list-item>
        <text:list-item>
          <text:p text:style-name="P32">Stop.</text:p>
        </text:list-item>
      </text:list>
      <text:p text:style-name="P13"/>
      <text:p text:style-name="P12"><text:s text:c="3"/></text:p>
      <text:p text:style-name="P12"><text:s text:c="8"/></text:p>
      <text:p text:style-name="P9"><text:s text:c="5"/><text:span text:style-name="T10">CODE:</text:span></text:p>
      <text:p text:style-name="P9"><text:span text:style-name="T10"/></text:p>
      <text:p text:style-name="P20">#include &lt;iostream&gt;</text:p>
      <text:p text:style-name="P20"><text:bookmark text:name="cl-3"/>using namespace std;</text:p>
      <text:p text:style-name="P20"><text:bookmark text:name="cl-4"/></text:p>
      <text:p text:style-name="P20"><text:bookmark text:name="cl-5"/>class mergesort {</text:p>
      <text:p text:style-name="P20"><text:bookmark text:name="cl-6"/><text:soft-page-break/>int *arr, *temp;</text:p>
      <text:p text:style-name="P20"><text:bookmark text:name="cl-7"/></text:p>
      <text:p text:style-name="P20"><text:bookmark text:name="cl-8"/>public:</text:p>
      <text:p text:style-name="P20"><text:bookmark text:name="cl-9"/>int n; <text:s text:c="9"/>//size of the array</text:p>
      <text:p text:style-name="P20"><text:bookmark text:name="cl-10"/></text:p>
      <text:p text:style-name="P20"><text:bookmark text:name="cl-11"/><text:s text:c="8"/>void input() {</text:p>
      <text:p text:style-name="P20"><text:bookmark text:name="cl-12"/><text:s text:c="16"/>cout&lt;&lt;"Enter the size"&lt;&lt;endl;</text:p>
      <text:p text:style-name="P20"><text:bookmark text:name="cl-13"/><text:s text:c="16"/>cin&gt;&gt;n;</text:p>
      <text:p text:style-name="P20"><text:bookmark text:name="cl-14"/><text:s text:c="16"/>arr = new int[n]; <text:s text:c="14"/>// allocating memory dynamically</text:p>
      <text:p text:style-name="P20"><text:bookmark text:name="cl-15"/><text:s text:c="16"/>temp = new int[n];</text:p>
      <text:p text:style-name="P20"><text:bookmark text:name="cl-16"/></text:p>
      <text:p text:style-name="P20"><text:bookmark text:name="cl-17"/><text:s text:c="16"/>cout&lt;&lt;"Input the values"&lt;&lt;endl;</text:p>
      <text:p text:style-name="P20"><text:bookmark text:name="cl-18"/><text:s text:c="16"/>for(int i = 0; i&lt;n; i++)</text:p>
      <text:p text:style-name="P20"><text:bookmark text:name="cl-19"/><text:s text:c="24"/>cin&gt;&gt;arr[i];</text:p>
      <text:p text:style-name="P20"><text:bookmark text:name="cl-20"/></text:p>
      <text:p text:style-name="P20"><text:bookmark text:name="cl-21"/><text:s text:c="16"/>}</text:p>
      <text:p text:style-name="P20"><text:bookmark text:name="cl-22"/></text:p>
      <text:p text:style-name="P20"><text:bookmark text:name="cl-23"/><text:s text:c="8"/>void split_it(int low, int high) {</text:p>
      <text:p text:style-name="P20"><text:bookmark text:name="cl-24"/><text:s text:c="16"/>int mid;</text:p>
      <text:p text:style-name="P20"><text:bookmark text:name="cl-25"/></text:p>
      <text:p text:style-name="P20"><text:bookmark text:name="cl-26"/><text:s text:c="16"/>if(low &lt; high) {</text:p>
      <text:p text:style-name="P20"><text:bookmark text:name="cl-27"/><text:s text:c="24"/>mid = (low+high)/2;</text:p>
      <text:p text:style-name="P20"><text:bookmark text:name="cl-28"/><text:s text:c="24"/>split_it(low, mid);</text:p>
      <text:p text:style-name="P20"><text:bookmark text:name="cl-29"/><text:s text:c="24"/>split_it(mid+1, high);</text:p>
      <text:p text:style-name="P20"><text:bookmark text:name="cl-30"/><text:s text:c="24"/>merge_it(low, mid, high);</text:p>
      <text:p text:style-name="P20"><text:bookmark text:name="cl-31"/><text:s text:c="16"/>}</text:p>
      <text:p text:style-name="P20"><text:bookmark text:name="cl-32"/><text:s text:c="8"/>}</text:p>
      <text:p text:style-name="P20"><text:bookmark text:name="cl-33"/></text:p>
      <text:p text:style-name="P20"><text:bookmark text:name="cl-34"/><text:s text:c="8"/>void merge_it(int low, int mid, int high) {</text:p>
      <text:p text:style-name="P20"><text:bookmark text:name="cl-35"/></text:p>
      <text:p text:style-name="P20"><text:bookmark text:name="cl-36"/><text:s text:c="16"/>int store_mid = mid, index = low;</text:p>
      <text:p text:style-name="P20"><text:bookmark text:name="cl-37"/><text:s text:c="16"/>int store_low = low;</text:p>
      <text:p text:style-name="P20"><text:bookmark text:name="cl-38"/></text:p>
      <text:p text:style-name="P20"><text:bookmark text:name="cl-39"/><text:s text:c="16"/>while((low &lt;= store_mid)&amp;&amp;(mid+1 &lt;= high)) {</text:p>
      <text:p text:style-name="P20"><text:bookmark text:name="cl-40"/></text:p>
      <text:p text:style-name="P20"><text:bookmark text:name="cl-41"/><text:s text:c="24"/>if(arr[low] &lt;= arr[mid+1]) {</text:p>
      <text:p text:style-name="P20"><text:bookmark text:name="cl-42"/><text:s text:c="32"/>temp[index] = arr[low];</text:p>
      <text:p text:style-name="P20"><text:bookmark text:name="cl-43"/><text:s text:c="32"/>low++;</text:p>
      <text:p text:style-name="P20"><text:bookmark text:name="cl-44"/><text:s text:c="24"/>}</text:p>
      <text:p text:style-name="P20"><text:bookmark text:name="cl-45"/></text:p>
      <text:p text:style-name="P20"><text:bookmark text:name="cl-46"/><text:s text:c="24"/>else {</text:p>
      <text:p text:style-name="P20"><text:bookmark text:name="cl-47"/><text:s text:c="32"/>temp[index] = arr[mid+1];</text:p>
      <text:p text:style-name="P20"><text:bookmark text:name="cl-48"/><text:soft-page-break/><text:s text:c="32"/>mid++;</text:p>
      <text:p text:style-name="P20"><text:bookmark text:name="cl-49"/><text:s text:c="24"/>}</text:p>
      <text:p text:style-name="P20"><text:bookmark text:name="cl-50"/><text:s text:c="24"/>index++;</text:p>
      <text:p text:style-name="P20"><text:bookmark text:name="cl-51"/><text:s text:c="16"/>}</text:p>
      <text:p text:style-name="P20"><text:bookmark text:name="cl-52"/></text:p>
      <text:p text:style-name="P20"><text:bookmark text:name="cl-53"/><text:s text:c="16"/>if(low &gt; store_mid) {</text:p>
      <text:p text:style-name="P20"><text:bookmark text:name="cl-54"/></text:p>
      <text:p text:style-name="P20"><text:bookmark text:name="cl-55"/><text:s text:c="24"/>for(int i = mid+1; i &lt;= high; i++) {</text:p>
      <text:p text:style-name="P20"><text:bookmark text:name="cl-56"/><text:s text:c="32"/>temp[index]=arr[i];</text:p>
      <text:p text:style-name="P20"><text:bookmark text:name="cl-57"/></text:p>
      <text:p text:style-name="P20"><text:bookmark text:name="cl-58"/><text:s text:c="32"/>index++;</text:p>
      <text:p text:style-name="P20"><text:bookmark text:name="cl-59"/><text:s text:c="24"/>}</text:p>
      <text:p text:style-name="P20"><text:bookmark text:name="cl-60"/></text:p>
      <text:p text:style-name="P20"><text:bookmark text:name="cl-61"/></text:p>
      <text:p text:style-name="P20"><text:bookmark text:name="cl-62"/><text:s text:c="16"/>}</text:p>
      <text:p text:style-name="P20"><text:bookmark text:name="cl-63"/><text:s text:c="16"/>else {</text:p>
      <text:p text:style-name="P20"><text:bookmark text:name="cl-64"/></text:p>
      <text:p text:style-name="P20"><text:bookmark text:name="cl-65"/><text:s text:c="24"/>for(int i = low; i &lt;= store_mid; i++) {</text:p>
      <text:p text:style-name="P20"><text:bookmark text:name="cl-66"/></text:p>
      <text:p text:style-name="P20"><text:bookmark text:name="cl-67"/><text:s text:c="32"/>temp[index] = arr[i];</text:p>
      <text:p text:style-name="P20"><text:bookmark text:name="cl-68"/><text:s text:c="32"/>index++;</text:p>
      <text:p text:style-name="P20"><text:bookmark text:name="cl-69"/><text:s text:c="24"/>}</text:p>
      <text:p text:style-name="P20"><text:bookmark text:name="cl-70"/><text:s text:c="16"/>}</text:p>
      <text:p text:style-name="P20"><text:bookmark text:name="cl-71"/></text:p>
      <text:p text:style-name="P20"><text:bookmark text:name="cl-72"/></text:p>
      <text:p text:style-name="P20"><text:bookmark text:name="cl-73"/><text:s text:c="4"/>for(int i = store_low; i &lt;= high; i++) {</text:p>
      <text:p text:style-name="P20"><text:bookmark text:name="cl-74"/><text:s text:c="16"/>arr[i] = temp[i];</text:p>
      <text:p text:style-name="P20"><text:bookmark text:name="cl-75"/></text:p>
      <text:p text:style-name="P20"><text:bookmark text:name="cl-76"/><text:s text:c="16"/>}</text:p>
      <text:p text:style-name="P20"><text:bookmark text:name="cl-77"/><text:s text:c="8"/>}</text:p>
      <text:p text:style-name="P20"><text:bookmark text:name="cl-78"/></text:p>
      <text:p text:style-name="P20"><text:bookmark text:name="cl-79"/><text:s text:c="8"/>void output(){</text:p>
      <text:p text:style-name="P20"><text:bookmark text:name="cl-80"/></text:p>
      <text:p text:style-name="P20"><text:bookmark text:name="cl-81"/><text:s text:c="16"/>for(int i = 0; i &lt; n; i++)</text:p>
      <text:p text:style-name="P20"><text:bookmark text:name="cl-82"/><text:s text:c="24"/>cout&lt;&lt;arr[i]&lt;&lt;"\t";</text:p>
      <text:p text:style-name="P20"><text:bookmark text:name="cl-83"/><text:s text:c="16"/>cout&lt;&lt;endl;</text:p>
      <text:p text:style-name="P20"><text:bookmark text:name="cl-84"/></text:p>
      <text:p text:style-name="P20"><text:bookmark text:name="cl-85"/><text:s text:c="8"/>}</text:p>
      <text:p text:style-name="P20"><text:bookmark text:name="cl-86"/></text:p>
      <text:p text:style-name="P20"><text:bookmark text:name="cl-87"/></text:p>
      <text:p text:style-name="P20"><text:bookmark text:name="cl-88"/>};</text:p>
      <text:p text:style-name="P20"><text:bookmark text:name="cl-89"/></text:p>
      <text:p text:style-name="P20"><text:bookmark text:name="cl-90"/><text:soft-page-break/>int main() {</text:p>
      <text:p text:style-name="P20"><text:bookmark text:name="cl-91"/>mergesort merg;</text:p>
      <text:p text:style-name="P20"><text:bookmark text:name="cl-92"/>merg.input();</text:p>
      <text:p text:style-name="P20"><text:bookmark text:name="cl-93"/>merg.split_it(0, merg.n-1);</text:p>
      <text:p text:style-name="P20"><text:bookmark text:name="cl-94"/>merg.output();</text:p>
      <text:p text:style-name="P20"><text:bookmark text:name="cl-95"/></text:p>
      <text:p text:style-name="P20"><text:bookmark text:name="cl-96"/>}</text:p>
      <text:p text:style-name="P37"><text:span text:style-name="T10"/></text:p>
      <text:p text:style-name="P36"/>
      <text:p text:style-name="P36"><text:s text:c="3"/>TESTING:</text:p>
      <text:p text:style-name="P36"/>
      <text:p text:style-name="P36">Enter the size</text:p>
      <text:p text:style-name="P36">5</text:p>
      <text:p text:style-name="P36">Input the values</text:p>
      <text:p text:style-name="P36">22</text:p>
      <text:p text:style-name="P36">1</text:p>
      <text:p text:style-name="P36">3</text:p>
      <text:p text:style-name="P36">44</text:p>
      <text:p text:style-name="P36">6</text:p>
      <text:p text:style-name="P36">1<text:tab/>3<text:tab/>6<text:tab/>22<text:tab/>44<text:tab/></text:p>
      <text:p text:style-name="P36"></text:p>
      <text:p text:style-name="P36">Process returned 0 (0x0) <text:s text:c="2"/>execution time : 12.317 s</text:p>
      <text:p text:style-name="P36">Press ENTER to continue.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9598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eelakshmi S</meta:initial-creator>
    <meta:creation-date>2015-01-15T09:47:47</meta:creation-date>
    <dc:date>2015-03-12T16:34:56</dc:date>
    <dc:creator>Sreelakshmi S</dc:creator>
    <meta:editing-duration>PT4H13M53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18" meta:paragraph-count="590" meta:word-count="1755" meta:character-count="10345" meta:non-whitespace-character-count="9125"/>
  </office:meta>
</office:document-meta>
</file>